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0E2BE06A41A99EF.png" manifest:media-type="image/png"/>
  <manifest:file-entry manifest:full-path="Pictures/100002010000078000000438FF5EE31AA39823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45ee" officeooo:paragraph-rsid="001545ee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45ee" officeooo:paragraph-rsid="001545e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67a2d" officeooo:paragraph-rsid="00167a2d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a4db4" officeooo:paragraph-rsid="001a4db4" style:font-size-asian="16pt" style:font-size-complex="16pt"/>
    </style:style>
    <style:style style:name="T1" style:family="text">
      <style:text-properties officeooo:rsid="00167a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rminal commands linux</text:p>
      <text:p text:style-name="P4"/>
      <text:p text:style-name="P4">1</text:p>
      <text:p text:style-name="P4"><draw:frame draw:style-name="fr2" draw:name="Image1" text:anchor-type="char" svg:width="18.729cm" svg:height="10.534cm" draw:z-index="0"><draw:image xlink:href="Pictures/100002010000078000000438FF5EE31AA398236B.png" xlink:type="simple" xlink:show="embed" xlink:actuate="onLoad" draw:mime-type="image/png"/></draw:frame>2</text:p>
      <text:p text:style-name="P4"><draw:frame draw:style-name="fr1" draw:name="Image2" text:anchor-type="char" svg:x="-0.743cm" svg:y="0.508cm" svg:width="18.487cm" svg:height="10.398cm" draw:z-index="1"><draw:image xlink:href="Pictures/100002010000078000000438C0E2BE06A41A99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3T19:59:48.887246965</meta:creation-date>
    <dc:date>2021-08-05T07:25:57.788368067</dc:date>
    <meta:editing-duration>PT6M6S</meta:editing-duration>
    <meta:editing-cycles>2</meta:editing-cycles>
    <meta:generator>LibreOffice/7.0.2.2$Linux_X86_64 LibreOffice_project/00$Build-2</meta:generator>
    <meta:document-statistic meta:table-count="0" meta:image-count="2" meta:object-count="0" meta:page-count="1" meta:paragraph-count="3" meta:word-count="5" meta:character-count="25" meta:non-whitespace-character-count="23"/>
  </office:meta>
</office:document-meta>
</file>